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rsid="0014352a" officeooo:paragraph-rsid="0014352a"/>
    </style:style>
    <style:style style:name="P3" style:family="paragraph" style:parent-style-name="Text_20_body">
      <style:text-properties officeooo:rsid="002682b2" officeooo:paragraph-rsid="002682b2"/>
    </style:style>
    <style:style style:name="P4" style:family="paragraph" style:parent-style-name="Text_20_body">
      <style:text-properties officeooo:rsid="0027a09e"/>
    </style:style>
    <style:style style:name="P5" style:family="paragraph" style:parent-style-name="Title">
      <style:text-properties officeooo:rsid="0024ef34" officeooo:paragraph-rsid="0024ef34"/>
    </style:style>
    <style:style style:name="P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Heading_20_1" style:master-page-name="Corps_20_du_20_document">
      <style:paragraph-properties style:page-number="1" fo:break-before="page"/>
      <style:text-properties officeooo:rsid="00397229" officeooo:paragraph-rsid="00397229"/>
    </style:style>
    <style:style style:name="P9" style:family="paragraph" style:parent-style-name="Heading_20_1">
      <style:paragraph-properties fo:break-before="page"/>
      <style:text-properties officeooo:paragraph-rsid="003796e5"/>
    </style:style>
    <style:style style:name="P10" style:family="paragraph" style:parent-style-name="Heading_20_1">
      <style:paragraph-properties fo:break-before="page"/>
      <style:text-properties officeooo:paragraph-rsid="0038a11c"/>
    </style:style>
    <style:style style:name="P11" style:family="paragraph" style:parent-style-name="Heading_20_2">
      <style:text-properties officeooo:rsid="000d1405" officeooo:paragraph-rsid="000eaa0a"/>
    </style:style>
    <style:style style:name="P12" style:family="paragraph" style:parent-style-name="Heading_20_2">
      <style:text-properties officeooo:rsid="003b5b6d" officeooo:paragraph-rsid="003b5b6d"/>
    </style:style>
    <style:style style:name="P13" style:family="paragraph" style:parent-style-name="Text_20_body" style:master-page-name="First_20_Page">
      <style:paragraph-properties style:page-number="auto"/>
    </style:style>
    <style:style style:name="P14" style:family="paragraph" style:parent-style-name="Text_20_body">
      <style:text-properties officeooo:paragraph-rsid="0029d767"/>
    </style:style>
    <style:style style:name="P15" style:family="paragraph" style:parent-style-name="Text_20_body">
      <style:text-properties officeooo:rsid="0027a09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officeooo:rsid="002682b2" officeooo:paragraph-rsid="0031d2dd"/>
    </style:style>
    <style:style style:name="P18" style:family="paragraph" style:parent-style-name="Text_20_body">
      <style:text-properties officeooo:rsid="002682b2" officeooo:paragraph-rsid="00337e35"/>
    </style:style>
    <style:style style:name="P19" style:family="paragraph" style:parent-style-name="Text_20_body">
      <style:text-properties officeooo:rsid="00337284" officeooo:paragraph-rsid="00337284"/>
    </style:style>
    <style:style style:name="P20" style:family="paragraph" style:parent-style-name="Text_20_body">
      <style:text-properties officeooo:rsid="00337284" officeooo:paragraph-rsid="00337e35"/>
    </style:style>
    <style:style style:name="P21" style:family="paragraph" style:parent-style-name="Text_20_body">
      <style:text-properties style:font-name="Arial1" fo:font-size="10pt" officeooo:rsid="0018aa38" officeooo:paragraph-rsid="000eaa0a" style:font-size-asian="10pt" style:font-size-complex="10pt"/>
    </style:style>
    <style:style style:name="P22" style:family="paragraph" style:parent-style-name="Text_20_body">
      <style:text-properties officeooo:paragraph-rsid="000eaa0a"/>
    </style:style>
    <style:style style:name="P23" style:family="paragraph" style:parent-style-name="Text_20_body" style:list-style-name="L2">
      <style:text-properties officeooo:paragraph-rsid="003cc153"/>
    </style:style>
    <style:style style:name="P24" style:family="paragraph" style:parent-style-name="Text_20_body" style:list-style-name="L2">
      <style:text-properties officeooo:paragraph-rsid="003e7e5e"/>
    </style:style>
    <style:style style:name="P25" style:family="paragraph" style:parent-style-name="Text_20_body" style:list-style-name="L2">
      <style:text-properties officeooo:paragraph-rsid="0040729b"/>
    </style:style>
    <style:style style:name="P26" style:family="paragraph" style:parent-style-name="Text_20_body" style:list-style-name="L2">
      <style:text-properties officeooo:paragraph-rsid="00411603"/>
    </style:style>
    <style:style style:name="P27" style:family="paragraph" style:parent-style-name="Text_20_body" style:list-style-name="L2">
      <style:text-properties officeooo:paragraph-rsid="00421205"/>
    </style:style>
    <style:style style:name="P28" style:family="paragraph" style:parent-style-name="Text_20_body" style:list-style-name="L3">
      <style:text-properties officeooo:paragraph-rsid="003cc153"/>
    </style:style>
    <style:style style:name="P29" style:family="paragraph" style:parent-style-name="Text_20_body">
      <style:text-properties fo:font-style="italic" officeooo:paragraph-rsid="000eaa0a" style:font-style-asian="italic" style:font-style-complex="italic"/>
    </style:style>
    <style:style style:name="P30" style:family="paragraph" style:parent-style-name="Text_20_body">
      <style:text-properties fo:font-weight="bold" officeooo:paragraph-rsid="000eaa0a" style:font-weight-asian="bold" style:font-weight-complex="bold"/>
    </style:style>
    <style:style style:name="P31" style:family="paragraph" style:parent-style-name="Title">
      <style:text-properties officeooo:rsid="0031d2dd" officeooo:paragraph-rsid="0031d2dd"/>
    </style:style>
    <style:style style:name="T1" style:family="text">
      <style:text-properties officeooo:rsid="0018e4ed"/>
    </style:style>
    <style:style style:name="T2" style:family="text">
      <style:text-properties officeooo:rsid="0010578a"/>
    </style:style>
    <style:style style:name="T3" style:family="text">
      <style:text-properties officeooo:rsid="0031d2dd"/>
    </style:style>
    <style:style style:name="T4" style:family="text">
      <style:text-properties officeooo:rsid="00337e35"/>
    </style:style>
    <style:style style:name="T5" style:family="text">
      <style:text-properties officeooo:rsid="0035fb4e"/>
    </style:style>
    <style:style style:name="T6" style:family="text">
      <style:text-properties officeooo:rsid="003796e5"/>
    </style:style>
    <style:style style:name="T7" style:family="text">
      <style:text-properties officeooo:rsid="0038a1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Wizards &amp; Dices</text:p>
      <text:p text:style-name="Text_20_body"/>
      <text:p text:style-name="P31">Gestion du planning<text:line-break/>et des tâches</text:p>
      <text:p text:style-name="P2"/>
      <text:p text:style-name="Text_20_body"/>
      <text:p text:style-name="Text_20_body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pan text:style-name="T4">Créée</text:span><text:span text:style-name="T3"> l</text:span>e : <text:span text:style-name="T3">21/11/2024</text:span></text:p>
      <text:p text:style-name="P20"><text:tab/><text:span text:style-name="T4">P</text:span>ar : Axel MOURILLON</text:p>
      <text:p text:style-name="P14"/>
      <text:p text:style-name="P17"><text:span text:style-name="T3">Dernière modification l</text:span>e : <text:span text:style-name="T3">21/11/2024</text:span></text:p>
      <text:p text:style-name="P19"><text:span text:style-name="T4"><text:tab/>P</text:span>ar : Axel MOURILLON</text:p>
      <text:p text:style-name="P14"/>
      <text:p text:style-name="Text_20_body"/>
      <text:p text:style-name="P16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263_1510177236" text:style-name="Index_20_Link" text:visited-style-name="Index_20_Link">Formalisation et échéances du planning<text:tab/>1</text:a></text:p>
          <text:p text:style-name="P7"><text:a xlink:type="simple" xlink:href="#__RefHeading___Toc277_1510177236" text:style-name="Index_20_Link" text:visited-style-name="Index_20_Link">Formalisation<text:tab/>1</text:a></text:p>
          <text:p text:style-name="P7"><text:a xlink:type="simple" xlink:href="#__RefHeading___Toc279_1510177236" text:style-name="Index_20_Link" text:visited-style-name="Index_20_Link">Planning<text:tab/>1</text:a></text:p>
          <text:p text:style-name="P6"><text:a xlink:type="simple" xlink:href="#__RefHeading___Toc263_1510177236%20Copie%201" text:style-name="Index_20_Link" text:visited-style-name="Index_20_Link">Tâches – trie par axe<text:tab/>2</text:a></text:p>
          <text:p text:style-name="P7"><text:a xlink:type="simple" xlink:href="#__RefHeading___Toc281_1510177236" text:style-name="Index_20_Link" text:visited-style-name="Index_20_Link">Sous-point 1<text:tab/>2</text:a></text:p>
          <text:p text:style-name="P7"><text:a xlink:type="simple" xlink:href="#__RefHeading___Toc283_1510177236" text:style-name="Index_20_Link" text:visited-style-name="Index_20_Link">Sous-point 2<text:tab/>2</text:a></text:p>
          <text:p text:style-name="P6"><text:a xlink:type="simple" xlink:href="#__RefHeading___Toc263_1510177236%20Copie%202" text:style-name="Index_20_Link" text:visited-style-name="Index_20_Link">Tâches – trie par tâche principale<text:tab/>3</text:a></text:p>
        </text:index-body>
      </text:table-of-content>
      <text:p text:style-name="Text_20_body"/>
      <text:p text:style-name="Text_20_body"/>
      <text:p text:style-name="P4"/>
      <text:p text:style-name="P4"/>
      <text:p text:style-name="P4"/>
      <text:p text:style-name="Text_20_body"/>
      <text:p text:style-name="P3"/>
      <text:p text:style-name="Text_20_body"/>
      <text:h text:style-name="P8" text:outline-level="1"><text:bookmark-start text:name="__RefHeading___Toc263_1510177236"/>Formalisation et échéances du planning<text:bookmark-end text:name="__RefHeading___Toc263_1510177236"/></text:h>
      <text:h text:style-name="P12" text:outline-level="2"><text:bookmark-start text:name="__RefHeading___Toc277_1510177236"/>Formalisation<text:bookmark-end text:name="__RefHeading___Toc277_1510177236"/></text:h>
      <text:p text:style-name="Text_20_body">[Corps de texte]</text:p>
      <text:p text:style-name="Text_20_body"/>
      <text:p text:style-name="Text_20_body"/>
      <text:h text:style-name="P12" text:outline-level="2"><text:bookmark-start text:name="__RefHeading___Toc279_1510177236"/>Planning<text:bookmark-end text:name="__RefHeading___Toc279_1510177236"/></text:h>
      <text:p text:style-name="P1">[Corps de texte]</text:p>
      <text:p text:style-name="P1"/>
      <text:p text:style-name="P1"/>
      <text:h text:style-name="P10" text:outline-level="1"><text:bookmark-start text:name="__RefHeading___Toc263_1510177236 Copie 1"/><text:span text:style-name="T6">Tâches – trie par </text:span><text:span text:style-name="T7">axe</text:span><text:bookmark-end text:name="__RefHeading___Toc263_1510177236 Copie 1"/></text:h>
      <text:p text:style-name="P1"/>
      <text:p text:style-name="P29"># Sous-tâches triées par ordre chronologique : en haut = en première (ne prend pas en charge la parallélisation)</text:p>
      <text:p text:style-name="P1"/>
      <text:p text:style-name="P30">Expérience utilisateur et Communication</text:p>
      <text:p text:style-name="P1">- Documentation à propos de la façon dont fonctionne les site de e-commerce</text:p>
      <text:p text:style-name="P1"><text:s text:c="4"/>&gt; Se renseigner sur l'impact environnemental des produits achetés pour essayer de le réduire (acheter Français par exemple)</text:p>
      <text:p text:style-name="P1"><text:s text:c="4"/>&gt; Se renseigner sur l'essor de la communauté JDR pour avoir une vision social du projet</text:p>
      <text:p text:style-name="P1">- Proposer des produits et des services</text:p>
      <text:p text:style-name="P1"><text:s text:c="4"/>&gt; Promouvoir nos produits et services : interne (visibilité dans le site, article à la une) et externe (communication externe, pub)</text:p>
      <text:p text:style-name="P1">- Créer le site</text:p>
      <text:p text:style-name="P1"><text:s text:c="4"/>&gt; Designer le site : esthétisme et ergonomie (penser au côté responsive)</text:p>
      <text:p text:style-name="P1"><text:s text:c="4"/>&gt; Créer la carte servant à la navigation dans le site</text:p>
      <text:p text:style-name="P1"><text:s text:c="4"/>&gt; Communiquer sur nos mesures réduisant la consommation d'énergie</text:p>
      <text:p text:style-name="P1">- Gérer les réseaux sociaux (si publication du projet)</text:p>
      <text:p text:style-name="P1"><text:s text:c="4"/>&gt; Gérer les comptes : les maintenir relativement actifs, répondre aux commentaires, etc</text:p>
      <text:p text:style-name="P1"><text:s text:c="4"/>&gt; Communiquer sur l'aspect social : des articles JDR par des joueurs pour des joueurs</text:p>
      <text:p text:style-name="P1"/>
      <text:p text:style-name="P30">Gestion interne et Marketing</text:p>
      <text:p text:style-name="P1">- Documentation à propos de la façon dont fonctionne les site de e-commerce</text:p>
      <text:p text:style-name="P1"><text:s text:c="4"/>&gt; Définition claire des techniques et méthodes de communications pour vendre des produits</text:p>
      <text:p text:style-name="P1"><text:s text:c="4"/>&gt; Définition claire des techniques et méthodes de communications pour vendre des services</text:p>
      <text:p text:style-name="P1">- Proposer des produits et des services</text:p>
      <text:p text:style-name="P1"><text:s text:c="4"/>&gt; Établir une liste exhaustive des produits à proposer sur le site</text:p>
      <text:p text:style-name="P1"><text:s text:c="4"/>&gt; Établir une liste exhaustive des services à proposer sur le site</text:p>
      <text:p text:style-name="P1"><text:s text:c="4"/>&gt; Établir une politique de stock (flue tendu(?), méthode de stockage(?),... influe sur le prix de revient)</text:p>
      <text:p text:style-name="P1"><text:s text:c="4"/>&gt; Établir les prix des produits et des services à proposer sur le site</text:p>
      <text:p text:style-name="P1"><text:s text:c="4"/>&gt; Effectuer une revue de faisabilité : définir ce qui obligatoire facultatif, possible(principalement pour les services)</text:p>
      <text:p text:style-name="P1"><text:s text:c="4"/>&gt; Se fournir les produits</text:p>
      <text:p text:style-name="P1"><text:s text:c="4"/>&gt; Designer les produits</text:p>
      <text:p text:style-name="P1"><text:s text:c="4"/>&gt; Préparer les offres de services</text:p>
      <text:p text:style-name="P1">- Créer le site</text:p>
      <text:p text:style-name="P1"><text:s text:c="4"/>&gt; Définir une charte graphique claire et exhaustive</text:p>
      <text:p text:style-name="P1">- Gérer les réseaux sociaux (si publication du projet)</text:p>
      <text:p text:style-name="P1"><text:s text:c="4"/>&gt; Préparer des publications à l'avance</text:p>
      <text:p text:style-name="P1"><text:s text:c="4"/>&gt; Ouvrir nos comptes (X, Instagram, Snapchat, Facebook, etc)</text:p>
      <text:p text:style-name="P1">- Préparer et produire les jalons GRETA :</text:p>
      <text:p text:style-name="P1"><text:s text:c="4"/>&gt; Réunions hebdomadaires (?)</text:p>
      <text:p text:style-name="P1"/>
      <text:p text:style-name="P30">Infrastructure</text:p>
      <text:p text:style-name="P1">- Documentation à propos de la façon dont fonctionne les site de e-commerce</text:p>
      <text:p text:style-name="P1"><text:s text:c="4"/>&gt; Définition claire des infrastructures nécessaires (bâtiments, équipements informatiques, etc)</text:p>
      <text:p text:style-name="P1">- Proposer des produits et des services</text:p>
      <text:p text:style-name="P1"><text:s text:c="4"/>&gt; EN FONCTION DE LA POLITIQUE DE STOCK : définir les infrastructures de stockages à mettre en place</text:p>
      <text:p text:style-name="P1">- Créer le site</text:p>
      <text:p text:style-name="P1"><text:s text:c="4"/>&gt; Définir les technologies et outils de déploiement et de gestion</text:p>
      <text:p text:style-name="P1"><text:s text:c="4"/>&gt; Implémenter le site : version basique</text:p>
      <text:p text:style-name="P1"><text:s text:c="6"/>&gt;&gt; Fonctionnalités de base : navigation, pages, structure etc</text:p>
      <text:p text:style-name="P1"><text:s text:c="6"/>&gt;&gt; Intégrer les premiers produits aux sites</text:p>
      <text:p text:style-name="P1"><text:s text:c="6"/>&gt;&gt; Intégrer les premiers services aux sites</text:p>
      <text:p text:style-name="P1"><text:s text:c="6"/>&gt;&gt; Intégrer les différents moyens de paiement</text:p>
      <text:p text:style-name="P1"><text:s text:c="4"/>&gt; Implémenter le site : version améliorer</text:p>
      <text:p text:style-name="P1"><text:soft-page-break/><text:s text:c="6"/>&gt;&gt; Intégrer ou améliorer l'ergonomie et l'esthétisme</text:p>
      <text:p text:style-name="P1"><text:s text:c="6"/>&gt;&gt; Ajouter des fonctionnalités non-essentielles</text:p>
      <text:p text:style-name="P1"><text:s text:c="4"/>&gt; Essayer d'optimiser la consommation d'énergie de l'infrastructure mise en place</text:p>
      <text:p text:style-name="P1"/>
      <text:p text:style-name="P30">Sécurité</text:p>
      <text:p text:style-name="P1">- Documentation à propos de la façon dont fonctionne les site de e-commerce</text:p>
      <text:p text:style-name="P1"><text:s text:c="4"/>&gt; Définir les points de sécurité critique en rapport un site de e-commerce (gestion base de données, authentification utilisateur, etc)</text:p>
      <text:p text:style-name="P1">- Proposer des produits et des services</text:p>
      <text:p text:style-name="P1"><text:s text:c="4"/>&gt; EN FONCTION DE LA POLITIQUE DE STOCK : protéger nos stocks : accidents, vols, etc</text:p>
      <text:p text:style-name="P1">- Créer le site</text:p>
      <text:p text:style-name="P1"><text:s text:c="4"/>&gt; Définir des mesures de sécurité : politique de mots de passe, backup, redondance, etc</text:p>
      <text:p text:style-name="P1"><text:s text:c="4"/>&gt; Superviser le site</text:p>
      <text:p text:style-name="P1"><text:s text:c="4"/>&gt; Relever et remédier aux failles et vulnérabilités trouvées</text:p>
      <text:p text:style-name="P1"><text:s text:c="4"/>&gt; Préparer un PCA et un PRA : réaction en cas d'incidents</text:p>
      <text:p text:style-name="P1"/>
      <text:p text:style-name="P30">Formalisation et conformité</text:p>
      <text:p text:style-name="P1">- Documentation à propos de la façon dont fonctionne les site de e-commerce</text:p>
      <text:p text:style-name="P1"><text:s text:c="4"/>&gt; Définir clairement notre degré de liberté vis-à-vis des contraintes GRETA/IUT (encore plus si publication)</text:p>
      <text:p text:style-name="P1"><text:s text:c="4"/>&gt; Définir les méthodes pour intégrer et gérer légalement les différents moyens de paiement</text:p>
      <text:p text:style-name="P1"><text:s text:c="4"/>&gt; Définition claire des aspects légaux et administratifs (conditions d’utilisation, RGPD , etc)</text:p>
      <text:p text:style-name="P1">- Proposer des produits et des services</text:p>
      <text:p text:style-name="P1"><text:s text:c="4"/>&gt; Effectuer une revue des points critiques de conformité des produits et des services proposés</text:p>
      <text:p text:style-name="P1"><text:s text:c="4"/>&gt; EN FONCTION DE LA POLITIQUE DE STOCK : se tenir au courant des normes en matières de stockages</text:p>
      <text:p text:style-name="P1">- Créer le site</text:p>
      <text:p text:style-name="P1"><text:s text:c="4"/>&gt; Vérifier la bonne application des normes sur les données personnels et aux normes du numériques</text:p>
      <text:p text:style-name="P1">- Préparer et produire les jalons GRETA :</text:p>
      <text:p text:style-name="P1"><text:s text:c="4"/>&gt; Jalon 2 et 3 : 05/12/2024</text:p>
      <text:p text:style-name="P1"><text:s text:c="8"/>- Objectif → prêt le 24/11/2024</text:p>
      <text:p text:style-name="P1"><text:s text:c="4"/>&gt; Jalon 4 :</text:p>
      <text:p text:style-name="P1"><text:s text:c="8"/>- Objectif → prêt le 09/02/2025</text:p>
      <text:p text:style-name="P1"><text:s text:c="8"/>&gt; Point d'étape livrable 4 → 03/02/2025</text:p>
      <text:p text:style-name="P1"><text:s text:c="4"/>&gt; Jalon 5 et 6 :</text:p>
      <text:p text:style-name="P1"><text:s text:c="8"/>- Objectif → prêt le 04/05/2025</text:p>
      <text:p text:style-name="P1"><text:s text:c="8"/>&gt; Points d'étapes livrables 5 et 6 → 24/02/2025, 10/03/2025, 31/03/2025, 14/04/2025</text:p>
      <text:p text:style-name="P1"><text:s text:c="4"/>&gt; Jalon 7, 8 et 9 :</text:p>
      <text:p text:style-name="P1"><text:s text:c="8"/>- Objectif → prêt le 01/06/2025</text:p>
      <text:p text:style-name="P1"><text:s text:c="8"/>&gt; Points d'étapes livrables 7, 8 et 9 → 19/05/2025</text:p>
      <text:p text:style-name="P1"/>
      <text:p text:style-name="P1"/>
      <text:p text:style-name="P1"/>
      <text:p text:style-name="P1"/>
      <text:p text:style-name="P1"/>
      <text:p text:style-name="P1"/>
      <text:h text:style-name="P9" text:outline-level="1"><text:bookmark-start text:name="__RefHeading___Toc263_1510177236 Copie 2"/><text:span text:style-name="T6">Tâches – trie par tâche principale</text:span><text:bookmark-end text:name="__RefHeading___Toc263_1510177236 Copie 2"/></text:h>
      <text:p text:style-name="P1"/>
      <text:p text:style-name="P29">Pas de trie particulier</text:p>
      <text:p text:style-name="P1"/>
      <text:list text:style-name="L3">
        <text:list-item>
          <text:p text:style-name="P28">Documentation à propos de la façon dont fonctionne les site de e-commerce (commence vers le 10/2024)</text:p>
        </text:list-item>
      </text:list>
      <text:list text:style-name="L2">
        <text:list-item>
          <text:list>
            <text:list-item>
              <text:p text:style-name="P23">Définir clairement des infrastructures nécessaires (bâtiments, équipements informatiques, etc)</text:p>
            </text:list-item>
            <text:list-item>
              <text:p text:style-name="P23">Définir clairement des techniques et méthodes de communications pour vendre des produits</text:p>
            </text:list-item>
            <text:list-item>
              <text:p text:style-name="P24">Définir clairement des techniques et méthodes de communications pour vendre des services</text:p>
            </text:list-item>
            <text:list-item>
              <text:p text:style-name="P24">Définir les méthodes pour intégrer et gérer légalement les différents moyens de paiement</text:p>
            </text:list-item>
            <text:list-item>
              <text:p text:style-name="P24">Définir clairement des aspects légaux et administratifs (conditions d’utilisation, RGPD , etc)</text:p>
            </text:list-item>
            <text:list-item>
              <text:p text:style-name="P24">Définir les points de sécurité critique en rapport un site de e-commerce (gestion base de données, authentification utilisateur, etc)</text:p>
            </text:list-item>
            <text:list-item>
              <text:p text:style-name="P24">Définir clairement notre degré de liberté vis-à-vis des contraintes GRETA/IUT (encore plus si publication)</text:p>
            </text:list-item>
            <text:list-item>
              <text:p text:style-name="P24">Se renseigner sur l'impact environnemental des produits achetés pour essayer de le réduire (acheter Français par exemple)</text:p>
            </text:list-item>
            <text:list-item>
              <text:p text:style-name="P24">Se renseigner sur l'essor de la communauté JDR pour avoir une vision social du projet</text:p>
            </text:list-item>
          </text:list>
        </text:list-item>
        <text:list-item>
          <text:p text:style-name="P24">Proposer des produits et des services (commence vers le 12/2024)</text:p>
          <text:list>
            <text:list-item>
              <text:p text:style-name="P25">Établir une liste exhaustive des produits à proposer sur le site</text:p>
            </text:list-item>
            <text:list-item>
              <text:p text:style-name="P26">Établir une liste exhaustive des services à proposer sur le site</text:p>
            </text:list-item>
            <text:list-item>
              <text:p text:style-name="P26">Établir une politique de stock (flue tendu?, méthode de stockage?,... influe sur le prix de revient)</text:p>
            </text:list-item>
            <text:list-item>
              <text:p text:style-name="P26">Établir les prix des produits et des services à proposer sur le site</text:p>
            </text:list-item>
            <text:list-item>
              <text:p text:style-name="P26">Effectuer une revue de faisabilité (principalement pour les services)</text:p>
            </text:list-item>
            <text:list-item>
              <text:p text:style-name="P26">Effectuer une revue des points critiques de conformité des produits et des services proposés</text:p>
            </text:list-item>
            <text:list-item>
              <text:p text:style-name="P26">Se fournir les produits</text:p>
            </text:list-item>
            <text:list-item>
              <text:p text:style-name="P26">Designer les produits</text:p>
            </text:list-item>
            <text:list-item>
              <text:p text:style-name="P26">Préparer les offres de services</text:p>
            </text:list-item>
            <text:list-item>
              <text:p text:style-name="P26">Promouvoir nos produits et services : interne et externe</text:p>
              <text:p text:style-name="P26">EN FONCTION DE LA POLITIQUE DE STOCK</text:p>
            </text:list-item>
            <text:list-item>
              <text:p text:style-name="P26">Définir les infrastructures de stockages à mettre en place</text:p>
            </text:list-item>
            <text:list-item>
              <text:p text:style-name="P26">Se tenir au courant des normes en matières de stockages</text:p>
            </text:list-item>
            <text:list-item>
              <text:p text:style-name="P26">Protéger nos stocks : accidents, vols, etc</text:p>
            </text:list-item>
          </text:list>
        </text:list-item>
        <text:list-item>
          <text:p text:style-name="P26">Créer le site (commence vers le 03/2025)</text:p>
          <text:list>
            <text:list-item>
              <text:p text:style-name="P26">Définir une charte graphique claire et exhaustive</text:p>
            </text:list-item>
            <text:list-item>
              <text:p text:style-name="P26">Designer le site : esthétisme et ergonomie (penser au côté responsive)</text:p>
            </text:list-item>
            <text:list-item>
              <text:p text:style-name="P26">Créer la carte servant à la navigation dans le site</text:p>
            </text:list-item>
            <text:list-item>
              <text:p text:style-name="P26">Définir les technologies et outils pour le site</text:p>
            </text:list-item>
            <text:list-item>
              <text:p text:style-name="P26">Implémenter le site : version basique</text:p>
              <text:list>
                <text:list-item>
                  <text:p text:style-name="P26">Fonctionnalités de base : navigation, pages, structure etc</text:p>
                </text:list-item>
                <text:list-item>
                  <text:p text:style-name="P26">Intégrer les premiers produits aux sites</text:p>
                </text:list-item>
                <text:list-item>
                  <text:p text:style-name="P26">Intégrer les premiers services aux sites</text:p>
                </text:list-item>
                <text:list-item>
                  <text:p text:style-name="P27">Intégrer les différents moyens de paiement</text:p>
                </text:list-item>
              </text:list>
            </text:list-item>
            <text:list-item>
              <text:p text:style-name="P27">Implémenter le site : version améliorer</text:p>
              <text:list>
                <text:list-item>
                  <text:p text:style-name="P27">Intégrer ou améliorer l'ergonomie et l'esthétisme</text:p>
                </text:list-item>
                <text:list-item>
                  <text:p text:style-name="P27">Ajouter des fonctionnalités non-essentielles</text:p>
                </text:list-item>
              </text:list>
            </text:list-item>
            <text:list-item>
              <text:p text:style-name="P27">Optimiser la consommation d'énergie de l'infrastructure mise en place</text:p>
            </text:list-item>
            <text:list-item>
              <text:p text:style-name="P27">Communiquer sur nos mesures réduisant la consommation d'énergie</text:p>
            </text:list-item>
            <text:list-item>
              <text:p text:style-name="P27">Vérifier l'application des normes sur le numérique (RGPD, etc)</text:p>
            </text:list-item>
            <text:list-item>
              <text:p text:style-name="P27">Définir des mesures de sécurité : politique de mots de passe, backup, redondance, etc</text:p>
            </text:list-item>
            <text:list-item>
              <text:p text:style-name="P27">Relever et remédier aux failles et vulnérabilités trouvées</text:p>
            </text:list-item>
            <text:list-item>
              <text:p text:style-name="P27">Superviser le site</text:p>
            </text:list-item>
            <text:list-item>
              <text:p text:style-name="P27">Préparer un PCA et un PRA en cas d'attaques</text:p>
            </text:list-item>
          </text:list>
        </text:list-item>
        <text:list-item>
          <text:p text:style-name="P27">Gérer les réseaux sociaux (version restreinte car non-publication du projet) (commence vers le 04/2025)</text:p>
          <text:list>
            <text:list-item>
              <text:p text:style-name="P27">Préparer des publications à l'avance</text:p>
            </text:list-item>
            <text:list-item>
              <text:p text:style-name="P27"><text:soft-page-break/>Ouvrir des comptes (X, Instagram, Snapchat, Facebook, etc)</text:p>
            </text:list-item>
            <text:list-item>
              <text:p text:style-name="P27">Gérer les comptes : les maintenir relativement actifs, répondre aux commentaires, etc</text:p>
            </text:list-item>
            <text:list-item>
              <text:p text:style-name="P27">Communiquer sur l'aspect social : des articles JDR par des joueurs pour des joueurs</text:p>
            </text:list-item>
          </text:list>
        </text:list-item>
        <text:list-item>
          <text:p text:style-name="P27">Préparer et produire les jalons GRETA : (commence vers le 09/2024)</text:p>
          <text:list>
            <text:list-item>
              <text:p text:style-name="P27">Réunions hebdomadaires (?)</text:p>
            </text:list-item>
            <text:list-item>
              <text:p text:style-name="P27">Jalon 2 et 3 : 05/12/2024</text:p>
              <text:p text:style-name="P27">Objectif → prêt le 24/11/2024</text:p>
            </text:list-item>
            <text:list-item>
              <text:p text:style-name="P27">Jalon 4 :</text:p>
              <text:p text:style-name="P27">Objectif → prêt le 09/02/2025</text:p>
              <text:list>
                <text:list-item>
                  <text:p text:style-name="P27">Point d'étape livrable 4 → 03/02/2025</text:p>
                </text:list-item>
              </text:list>
            </text:list-item>
            <text:list-item>
              <text:p text:style-name="P27">Jalon 5 et 6 :</text:p>
              <text:p text:style-name="P27">Objectif → prêt le 04/05/2025</text:p>
              <text:list>
                <text:list-item>
                  <text:p text:style-name="P27">Points d'étapes livrables 5 et 6 → 24/02/2025, 10/03/2025, 31/03/2025, 14/04/2025</text:p>
                </text:list-item>
              </text:list>
            </text:list-item>
            <text:list-item>
              <text:p text:style-name="P27">Jalon 7, 8 et 9 :</text:p>
              <text:p text:style-name="P27">Objectif → prêt le 01/06/2025</text:p>
              <text:list>
                <text:list-item>
                  <text:p text:style-name="P27">Points d'étapes livrables 7, 8 et 9 → 19/05/2025</text:p>
                </text:list-item>
              </text:list>
            </text:list-item>
          </text:list>
        </text:list-item>
      </text:list>
      <text:p text:style-name="P1"/>
      <text:p text:style-name="P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35fb4e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Gestion du planning et des tâches</text:p>
      </style:header>
      <style:footer>
        <text:p text:style-name="Header"><text:span text:style-name="MT1">21/11/2024</text:span><text:tab/><text:tab/><text:span text:style-name="MT2">Page : </text:span><text:span text:style-name="MT2"><text:page-number text:select-page="current">5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21T17:30:41.121000000</dc:date>
    <meta:editing-duration>PT1H21M18S</meta:editing-duration>
    <meta:editing-cycles>58</meta:editing-cycles>
    <meta:generator>LibreOffice/24.2.6.2$Windows_X86_64 LibreOffice_project/ef66aa7e36a1bb8e65bfbc63aba53045a14d0871</meta:generator>
    <meta:document-statistic meta:table-count="0" meta:image-count="0" meta:object-count="0" meta:page-count="7" meta:paragraph-count="169" meta:word-count="1512" meta:character-count="9273" meta:non-whitespace-character-count="7716"/>
  </office:meta>
</office:document-meta>
</file>